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ourceRoot.addPackage( String packag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DoxSourceFactory.getSource( String location , Map parameter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QDoxSourceFactory.service( ServiceManager manag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QDoxSourceFactory.release( Source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QDoxSourceFactory.getSource( String classFileName , String packageName , SourceResolver resolver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QDoxSourceFactory.getSource( String classNam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QDoxSourceFactory.configure( Configuration config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ourceRoot.get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urceRoot.hasPackage( String packag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urceRoot.SourceRoot( String ur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QDoxSourceFactory.getSource( String uri , SourceResolver resolver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  <table:table-cell office:value-type="float" office:value="20">
            <text:p text:style-name="Table_20_Contents">2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